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solid" svg:stroke-width="0.026cm" svg:stroke-color="#ffffff" draw:stroke-linejoin="round" svg:stroke-linecap="butt" draw:fill="solid" draw:fill-color="#ff9900" draw:textarea-vertical-align="middle" draw:auto-grow-height="false" draw:fit-to-size="false" style:shrink-to-fit="false" fo:min-height="1.192cm" fo:min-width="5.056cm" fo:padding-top="0.254cm" fo:padding-bottom="0.254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f3f3f3" draw:stroke-linejoin="round" svg:stroke-linecap="butt" draw:fill="gradient" draw:fill-gradient-name="Gradient_20_1" draw:textarea-vertical-align="middle" draw:auto-grow-height="false" draw:fit-to-size="false" style:shrink-to-fit="false" fo:min-height="0.959cm" fo:min-width="3.171cm" fo:padding-top="0.254cm" fo:padding-bottom="0.254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372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.36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325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326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4cm" fo:min-width="2.625cm" fo:padding-top="0.254cm" fo:padding-bottom="0.254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916cm" fo:min-width="8.789cm" fo:padding-top="0.254cm" fo:padding-bottom="0.254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033cm" fo:min-width="8.789cm" fo:padding-top="0.254cm" fo:padding-bottom="0.254cm" fo:padding-left="0.25cm" fo:padding-right="0.25cm" fo:wrap-option="wrap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946cm" fo:min-width="3.048cm" fo:padding-top="0.254cm" fo:padding-bottom="0.254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366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.263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32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.321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3cm" fo:min-width="3.604cm" fo:padding-top="0.254cm" fo:padding-bottom="0.254cm" fo:padding-left="0.25cm" fo:padding-right="0.25cm" fo:wrap-option="wrap"/>
      <style:paragraph-properties style:writing-mode="lr-tb"/>
    </style:style>
    <style:style style:name="gr17" style:family="graphic" style:parent-style-name="objectwithoutfill">
      <style:graphic-properties draw:fill="solid" draw:textarea-vertical-align="middle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2.033cm" fo:min-width="8.789cm" fo:padding-top="0.254cm" fo:padding-bottom="0.254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4cm" fo:min-width="2.625cm" fo:padding-top="0.254cm" fo:padding-bottom="0.254cm" fo:padding-left="0.25cm" fo:padding-right="0.25cm" fo:wrap-option="wrap"/>
      <style:paragraph-properties style:writing-mode="lr-tb"/>
    </style:style>
    <style:style style:name="gr20" style:family="graphic">
      <style:graphic-properties style:protect="size"/>
    </style:style>
    <style:style style:name="gr21" style:family="graphic" style:parent-style-name="standard" style:list-style-name="L1">
      <style:graphic-properties draw:stroke="solid" svg:stroke-width="0.026cm" svg:stroke-color="#ff9900" draw:stroke-linejoin="round" svg:stroke-linecap="butt" draw:fill="none" draw:textarea-vertical-align="top" draw:auto-grow-height="false" draw:fit-to-size="false" style:shrink-to-fit="false" fo:min-height="3.677cm" fo:min-width="25.656cm" fo:padding-top="0.254cm" fo:padding-bottom="0.254cm" fo:padding-left="0.25cm" fo:padding-right="0.25cm" fo:wrap-option="wrap"/>
      <style:paragraph-properties style:writing-mode="lr-tb"/>
    </style:style>
    <style:style style:name="gr22" style:family="graphic" style:parent-style-name="standard" style:list-style-name="L4">
      <style:graphic-properties draw:stroke="solid" svg:stroke-width="0.026cm" svg:stroke-color="#ffffff" draw:stroke-linejoin="round" svg:stroke-linecap="butt" draw:fill="solid" draw:fill-color="#f4cccc" draw:textarea-vertical-align="middle" draw:auto-grow-height="false" draw:fit-to-size="false" style:shrink-to-fit="false" fo:min-height="1.192cm" fo:min-width="5.056cm" fo:padding-top="0.254cm" fo:padding-bottom="0.254cm" fo:padding-left="0.25cm" fo:padding-right="0.25cm" fo:wrap-option="wrap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4cm" fo:min-width="2.625cm" fo:padding-top="0.254cm" fo:padding-bottom="0.254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26cm" svg:stroke-color="#ff9900" draw:stroke-linejoin="round" svg:stroke-linecap="butt" draw:fill="none" draw:textarea-vertical-align="top" draw:auto-grow-height="false" draw:fit-to-size="false" style:shrink-to-fit="false" fo:min-height="3.677cm" fo:min-width="25.656cm" fo:padding-top="0.254cm" fo:padding-bottom="0.254cm" fo:padding-left="0.25cm" fo:padding-right="0.25cm" fo:wrap-option="wrap"/>
      <style:paragraph-properties style:writing-mode="lr-tb"/>
    </style:style>
    <style:style style:name="gr25" style:family="graphic" style:parent-style-name="standard" style:list-style-name="L5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0.111cm" fo:min-width="3.034cm" fo:padding-top="0.254cm" fo:padding-bottom="0.254cm" fo:padding-left="0.25cm" fo:padding-right="0.25cm" fo:wrap-option="wrap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f3f3f3" draw:stroke-linejoin="round" svg:stroke-linecap="butt" draw:fill="gradient" draw:fill-gradient-name="Gradient_20_1" draw:textarea-vertical-align="middle" draw:auto-grow-height="false" draw:fit-to-size="false" style:shrink-to-fit="false" fo:min-height="0.959cm" fo:min-width="2.409cm" fo:padding-top="0.254cm" fo:padding-bottom="0.254cm" fo:padding-left="0.25cm" fo:padding-right="0.25cm" fo:wrap-option="wrap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f3f3f3" draw:stroke-linejoin="round" svg:stroke-linecap="butt" draw:fill="gradient" draw:fill-gradient-name="Gradient_20_1" draw:textarea-vertical-align="middle" draw:auto-grow-height="false" draw:fit-to-size="false" style:shrink-to-fit="false" fo:min-height="0.959cm" fo:min-width="2.409cm" fo:padding-top="0.254cm" fo:padding-bottom="0.254cm" fo:padding-left="0.25cm" fo:padding-right="0.25cm" fo:wrap-option="wrap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f3f3f3" draw:stroke-linejoin="round" svg:stroke-linecap="butt" draw:fill="gradient" draw:fill-gradient-name="Gradient_20_1" draw:textarea-vertical-align="middle" draw:auto-grow-height="false" draw:fit-to-size="false" style:shrink-to-fit="false" fo:min-height="0.959cm" fo:min-width="2.409cm" fo:padding-top="0.254cm" fo:padding-bottom="0.254cm" fo:padding-left="0.25cm" fo:padding-right="0.25cm" fo:wrap-option="wrap"/>
      <style:paragraph-properties style:writing-mode="lr-tb"/>
    </style:style>
    <style:style style:name="gr29" style:family="graphic" style:parent-style-name="standard" style:list-style-name="L5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0.111cm" fo:min-width="2.513cm" fo:padding-top="0.254cm" fo:padding-bottom="0.254cm" fo:padding-left="0.25cm" fo:padding-right="0.25cm" fo:wrap-option="wrap"/>
      <style:paragraph-properties style:writing-mode="lr-tb"/>
    </style:style>
    <style:style style:name="gr30" style:family="graphic" style:parent-style-name="standard" style:list-style-name="L5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0.111cm" fo:min-width="2.834cm" fo:padding-top="0.254cm" fo:padding-bottom="0.254cm" fo:padding-left="0.25cm" fo:padding-right="0.25cm" fo:wrap-option="wrap"/>
      <style:paragraph-properties style:writing-mode="lr-tb"/>
    </style:style>
    <style:style style:name="gr31" style:family="graphic" style:parent-style-name="standard" style:list-style-name="L5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0.111cm" fo:min-width="3.234cm" fo:padding-top="0.254cm" fo:padding-bottom="0.254cm" fo:padding-left="0.25cm" fo:padding-right="0.25cm" fo:wrap-option="wrap"/>
      <style:paragraph-properties style:writing-mode="lr-tb"/>
    </style:style>
    <style:style style:name="gr32" style:family="graphic" style:parent-style-name="standard" style:list-style-name="L1">
      <style:graphic-properties draw:stroke="solid" svg:stroke-width="0.026cm" svg:stroke-color="#ff9900" draw:stroke-linejoin="round" svg:stroke-linecap="butt" draw:fill="none" draw:textarea-vertical-align="top" draw:auto-grow-height="false" draw:fit-to-size="false" style:shrink-to-fit="false" fo:min-height="3.677cm" fo:min-width="25.656cm" fo:padding-top="0.254cm" fo:padding-bottom="0.254cm" fo:padding-left="0.25cm" fo:padding-right="0.25cm" fo:wrap-option="wrap"/>
      <style:paragraph-properties style:writing-mode="lr-tb"/>
    </style:style>
    <style:style style:name="gr33" style:family="graphic" style:parent-style-name="standard" style:list-style-name="L4">
      <style:graphic-properties draw:stroke="solid" svg:stroke-width="0.026cm" svg:stroke-color="#ffffff" draw:stroke-linejoin="round" svg:stroke-linecap="butt" draw:fill="solid" draw:fill-color="#f4cccc" draw:textarea-vertical-align="middle" draw:auto-grow-height="false" draw:fit-to-size="false" style:shrink-to-fit="false" fo:min-height="1.192cm" fo:min-width="5.056cm" fo:padding-top="0.254cm" fo:padding-bottom="0.254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4cm" fo:min-width="2.625cm" fo:padding-top="0.254cm" fo:padding-bottom="0.254cm" fo:padding-left="0.25cm" fo:padding-right="0.25cm" fo:wrap-option="wrap"/>
      <style:paragraph-properties style:writing-mode="lr-tb"/>
    </style:style>
    <style:style style:name="gr35" style:family="graphic" style:parent-style-name="standard" style:list-style-name="L1">
      <style:graphic-properties draw:stroke="solid" svg:stroke-width="0.026cm" svg:stroke-color="#ff9900" draw:stroke-linejoin="round" svg:stroke-linecap="butt" draw:fill="none" draw:textarea-vertical-align="top" draw:auto-grow-height="false" draw:fit-to-size="false" style:shrink-to-fit="false" fo:min-height="3.677cm" fo:min-width="25.656cm" fo:padding-top="0.254cm" fo:padding-bottom="0.254cm" fo:padding-left="0.25cm" fo:padding-right="0.25cm" fo:wrap-option="wrap"/>
      <style:paragraph-properties style:writing-mode="lr-tb"/>
    </style:style>
    <style:style style:name="gr36" style:family="graphic" style:parent-style-name="standard" style:list-style-name="L5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0.179cm" fo:min-width="3.202cm" fo:padding-top="0.254cm" fo:padding-bottom="0.254cm" fo:padding-left="0.25cm" fo:padding-right="0.25cm" fo:wrap-option="wrap"/>
      <style:paragraph-properties style:writing-mode="lr-tb"/>
    </style:style>
    <style:style style:name="gr37" style:family="graphic" style:parent-style-name="standard" style:list-style-name="L1">
      <style:graphic-properties draw:stroke="solid" svg:stroke-width="0.026cm" svg:stroke-color="#f3f3f3" draw:stroke-linejoin="round" svg:stroke-linecap="butt" draw:fill="gradient" draw:fill-gradient-name="Gradient_20_1" draw:textarea-vertical-align="middle" draw:auto-grow-height="false" draw:fit-to-size="false" style:shrink-to-fit="false" fo:min-height="0.959cm" fo:min-width="2.409cm" fo:padding-top="0.254cm" fo:padding-bottom="0.254cm" fo:padding-left="0.25cm" fo:padding-right="0.25cm" fo:wrap-option="wrap"/>
      <style:paragraph-properties style:writing-mode="lr-tb"/>
    </style:style>
    <style:style style:name="gr38" style:family="graphic" style:parent-style-name="standard" style:list-style-name="L1">
      <style:graphic-properties draw:stroke="solid" svg:stroke-width="0.026cm" svg:stroke-color="#f3f3f3" draw:stroke-linejoin="round" svg:stroke-linecap="butt" draw:fill="gradient" draw:fill-gradient-name="Gradient_20_1" draw:textarea-vertical-align="middle" draw:auto-grow-height="false" draw:fit-to-size="false" style:shrink-to-fit="false" fo:min-height="0.959cm" fo:min-width="2.409cm" fo:padding-top="0.254cm" fo:padding-bottom="0.254cm" fo:padding-left="0.25cm" fo:padding-right="0.25cm" fo:wrap-option="wrap"/>
      <style:paragraph-properties style:writing-mode="lr-tb"/>
    </style:style>
    <style:style style:name="gr39" style:family="graphic" style:parent-style-name="standard" style:list-style-name="L5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0.214cm" fo:min-width="4.198cm" fo:padding-top="0.254cm" fo:padding-bottom="0.254cm" fo:padding-left="0.25cm" fo:padding-right="0.25cm" fo:wrap-option="wrap"/>
      <style:paragraph-properties style:writing-mode="lr-tb"/>
    </style:style>
    <style:style style:name="gr40" style:family="graphic" style:parent-style-name="standard" style:list-style-name="L5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0.179cm" fo:min-width="4.026cm" fo:padding-top="0.254cm" fo:padding-bottom="0.254cm" fo:padding-left="0.25cm" fo:padding-right="0.25cm" fo:wrap-option="wrap"/>
      <style:paragraph-properties style:writing-mode="lr-tb"/>
    </style:style>
    <style:style style:name="gr41" style:family="graphic" style:parent-style-name="standard" style:list-style-name="L1">
      <style:graphic-properties draw:stroke="solid" svg:stroke-width="0.026cm" svg:stroke-color="#ff9900" draw:stroke-linejoin="round" svg:stroke-linecap="butt" draw:fill="none" draw:textarea-vertical-align="top" draw:auto-grow-height="false" draw:fit-to-size="false" style:shrink-to-fit="false" fo:min-height="3.677cm" fo:min-width="25.656cm" fo:padding-top="0.254cm" fo:padding-bottom="0.254cm" fo:padding-left="0.25cm" fo:padding-right="0.25cm" fo:wrap-option="wrap"/>
      <style:paragraph-properties style:writing-mode="lr-tb"/>
    </style:style>
    <style:style style:name="gr42" style:family="graphic" style:parent-style-name="standard" style:list-style-name="L4">
      <style:graphic-properties draw:stroke="solid" svg:stroke-width="0.026cm" svg:stroke-color="#ffffff" draw:stroke-linejoin="round" svg:stroke-linecap="butt" draw:fill="solid" draw:fill-color="#f4cccc" draw:textarea-vertical-align="middle" draw:auto-grow-height="false" draw:fit-to-size="false" style:shrink-to-fit="false" fo:min-height="1.192cm" fo:min-width="5.056cm" fo:padding-top="0.254cm" fo:padding-bottom="0.254cm" fo:padding-left="0.25cm" fo:padding-right="0.25cm" fo:wrap-option="wrap"/>
      <style:paragraph-properties style:writing-mode="lr-tb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54cm" fo:min-width="2.625cm" fo:padding-top="0.254cm" fo:padding-bottom="0.254cm" fo:padding-left="0.25cm" fo:padding-right="0.25cm" fo:wrap-option="wrap"/>
      <style:paragraph-properties style:writing-mode="lr-tb"/>
    </style:style>
    <style:style style:name="gr44" style:family="graphic" style:parent-style-name="standard" style:list-style-name="L1">
      <style:graphic-properties draw:stroke="solid" svg:stroke-width="0.026cm" svg:stroke-color="#ff9900" draw:stroke-linejoin="round" svg:stroke-linecap="butt" draw:fill="none" draw:textarea-vertical-align="top" draw:auto-grow-height="false" draw:fit-to-size="false" style:shrink-to-fit="false" fo:min-height="3.677cm" fo:min-width="25.656cm" fo:padding-top="0.254cm" fo:padding-bottom="0.254cm" fo:padding-left="0.25cm" fo:padding-right="0.25cm" fo:wrap-option="wrap"/>
      <style:paragraph-properties style:writing-mode="lr-tb"/>
    </style:style>
    <style:style style:name="gr45" style:family="graphic" style:parent-style-name="standard" style:list-style-name="L5">
      <style:graphic-properties draw:stroke="solid" svg:stroke-width="0.026cm" svg:stroke-color="#595959" draw:stroke-linejoin="round" svg:stroke-linecap="butt" draw:fill="none" draw:textarea-vertical-align="middle" draw:auto-grow-height="false" draw:fit-to-size="false" style:shrink-to-fit="false" fo:min-height="1.623cm" fo:min-width="6.446cm" fo:padding-top="0.254cm" fo:padding-bottom="0.254cm" fo:padding-left="0.25cm" fo:padding-right="0.25cm" fo:wrap-option="wrap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f3f3f3" draw:stroke-linejoin="round" svg:stroke-linecap="butt" draw:fill="gradient" draw:fill-gradient-name="Gradient_20_1" draw:textarea-vertical-align="middle" draw:auto-grow-height="false" draw:fit-to-size="false" style:shrink-to-fit="false" fo:min-height="0.959cm" fo:min-width="2.409cm" fo:padding-top="0.254cm" fo:padding-bottom="0.254cm" fo:padding-left="0.25cm" fo:padding-right="0.25cm" fo:wrap-option="wrap"/>
      <style:paragraph-properties style:writing-mode="lr-tb"/>
    </style:style>
    <style:style style:name="pr1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2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3" style:family="paragraph">
      <loext:graphic-properties draw:fill="gradient" draw:fill-gradient-name="Gradient_20_1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3999996185303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5.3999996185303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5.3999996185303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4" style:family="paragraph">
      <loext:graphic-properties draw:fill="solid" draw:fill-color="#f4cccc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5.3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❖">
        <style:list-level-properties text:space-before="0.444cm" text:min-label-width="0.82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444cm" text:min-label-width="0.82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❖">
        <style:list-level-properties text:space-before="0.462cm" text:min-label-width="0.80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62cm" text:min-label-width="0.80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64;p1" draw:style-name="gr1" draw:text-style-name="P2" draw:layer="layout" svg:width="5.555cm" svg:height="2.36cm" svg:x="11.205cm" svg:y="0.569cm">
          <text:p text:style-name="P1"><text:span text:style-name="T1">Contexto Lanchonete</text:span></text:p>
          <draw:enhanced-geometry draw:mirror-horizontal="false" draw:mirror-vertical="false" draw:text-areas="?f27 ?f29 ?f28 ?f30" svg:viewBox="0 0 0 0" draw:type="ooxml-wave" draw:modifiers="6999 0" draw:enhanced-path="M ?f13 ?f2 C ?f17 ?f4 ?f18 ?f5 ?f15 ?f2 L ?f20 ?f6 C ?f22 ?f8 ?f21 ?f7 ?f19 ?f6 Z N">
            <draw:equation draw:name="f0" draw:formula="if(0-$0 ,0,if(20000-$0 ,$0 ,20000))"/>
            <draw:equation draw:name="f1" draw:formula="if(-10000-$1 ,-10000,if(10000-$1 ,$1 ,10000))"/>
            <draw:equation draw:name="f2" draw:formula="logheight*?f0 /100000"/>
            <draw:equation draw:name="f3" draw:formula="?f2 *10/3"/>
            <draw:equation draw:name="f4" draw:formula="?f2 +0-?f3 "/>
            <draw:equation draw:name="f5" draw:formula="?f2 +?f3 -0"/>
            <draw:equation draw:name="f6" draw:formula="logheight+0-?f2 "/>
            <draw:equation draw:name="f7" draw:formula="?f6 +0-?f3 "/>
            <draw:equation draw:name="f8" draw:formula="?f6 +?f3 -0"/>
            <draw:equation draw:name="f9" draw:formula="logwidth*?f1 /100000"/>
            <draw:equation draw:name="f10" draw:formula="logwidth*?f1 /50000"/>
            <draw:equation draw:name="f11" draw:formula="abs(?f9 )"/>
            <draw:equation draw:name="f12" draw:formula="if(?f10 ,0,?f10 )"/>
            <draw:equation draw:name="f13" draw:formula="0+0-?f12 "/>
            <draw:equation draw:name="f14" draw:formula="if(?f10 ,?f10 ,0)"/>
            <draw:equation draw:name="f15" draw:formula="logwidth+0-?f14 "/>
            <draw:equation draw:name="f16" draw:formula="(?f12 +?f15 )/3"/>
            <draw:equation draw:name="f17" draw:formula="?f13 +?f16 -0"/>
            <draw:equation draw:name="f18" draw:formula="(?f17 +?f15 )/2"/>
            <draw:equation draw:name="f19" draw:formula="0+?f14 -0"/>
            <draw:equation draw:name="f20" draw:formula="logwidth+?f12 -0"/>
            <draw:equation draw:name="f21" draw:formula="?f19 +?f16 -0"/>
            <draw:equation draw:name="f22" draw:formula="(?f21 +?f20 )/2"/>
            <draw:equation draw:name="f23" draw:formula="logwidth+0-?f11 "/>
            <draw:equation draw:name="f24" draw:formula="logwidth/2"/>
            <draw:equation draw:name="f25" draw:formula="?f24 +?f9 -0"/>
            <draw:equation draw:name="f26" draw:formula="?f24 +0-?f9 "/>
            <draw:equation draw:name="f27" draw:formula="max(?f13 ,?f19 )"/>
            <draw:equation draw:name="f28" draw:formula="min(?f15 ,?f20 )"/>
            <draw:equation draw:name="f29" draw:formula="logheight*?f0 /50000"/>
            <draw:equation draw:name="f30" draw:formula="logheight+0-?f29 "/>
            <draw:equation draw:name="f31" draw:formula="logheight"/>
            <draw:equation draw:name="f32" draw:formula="logheight/2"/>
            <draw:handle draw:handle-position="0 ?f2" draw:handle-range-y-maximum="20000" draw:handle-range-y-minimum="0"/>
            <draw:handle draw:handle-position="?f25 ?f31" draw:handle-range-x-maximum="10000" draw:handle-range-x-minimum="-10000"/>
          </draw:enhanced-geometry>
        </draw:custom-shape>
        <draw:custom-shape draw:name="Google Shape;65;p1" draw:style-name="gr2" draw:text-style-name="P3" xml:id="id1" draw:id="id1" draw:layer="layout" svg:width="3.829cm" svg:height="1.625cm" svg:x="5.762cm" svg:y="7.975cm">
          <text:p text:style-name="P1"><text:span text:style-name="T2">Mega lancheteri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4;p1" xml:id="id4" draw:id="id4">
          <draw:g draw:name="Google Shape;75;p1">
            <draw:custom-shape draw:name="Google Shape;76;p1" draw:style-name="gr3" draw:text-style-name="P4" draw:layer="layout" svg:width="0.592cm" svg:height="0.598cm" svg:x="1.347cm" svg:y="7.6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7;p1" draw:style-name="gr4" draw:text-style-name="P5" draw:layer="layout" svg:width="0.008cm" svg:height="0.622cm" svg:x="1.631cm" svg:y="8.2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78;p1" draw:style-name="gr5" draw:text-style-name="P5" draw:layer="layout" svg:width="0.859cm" svg:height="0.001cm" svg:x="1.214cm" svg:y="8.47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79;p1" draw:style-name="gr6" draw:text-style-name="P5" draw:layer="layout" svg:width="0.469cm" svg:height="0.575cm" svg:x="1.158cm" svg:y="8.821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80;p1" draw:style-name="gr7" draw:text-style-name="P5" draw:layer="layout" svg:width="0.47cm" svg:height="0.575cm" draw:transform="rotate (-3.14159265358979) translate (2.107cm 9.4cm)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81;p1" draw:style-name="gr8" draw:text-style-name="P7" draw:layer="layout" svg:width="3.124cm" svg:height="1.047cm" svg:x="0.076cm" svg:y="9.093cm">
            <text:p text:style-name="P6"><text:span text:style-name="T3">Gover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84;p1" draw:style-name="gr9" draw:text-style-name="P10" draw:layer="layout" svg:width="9.288cm" svg:height="3.423cm" svg:x="7.112cm" svg:y="4.2cm">
          <text:list text:style-name="L2">
            <text:list-item>
              <text:p text:style-name="P8"><text:span text:style-name="T4">Comprar produtos.</text:span></text:p>
            </text:list-item>
          </text:list>
          <text:p text:style-name="P9"><text:span text:style-name="T4"/></text:p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" draw:style-name="gr10" draw:text-style-name="P10" draw:layer="layout" svg:width="9.288cm" svg:height="2.54cm" svg:x="6.912cm" svg:y="11.4cm">
          <text:list text:style-name="L2">
            <text:list-item>
              <text:p text:style-name="P8"><text:span text:style-name="T4">Realizar pedidos.</text:span></text:p>
            </text:list-item>
          </text:list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" draw:style-name="gr11" draw:text-style-name="P11" draw:layer="layout" svg:width="3.547cm" svg:height="1.453cm" svg:x="24.266cm" svg:y="14.06cm">
          <text:p text:style-name="P9"><text:span text:style-name="T2">Legenda:</text:span></text:p>
          <text:list text:style-name="L4">
            <text:list-item>
              <text:p text:style-name="P9"><text:span text:style-name="T2">Cenário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33;p1" xml:id="id2" draw:id="id2">
          <draw:g draw:name="Google Shape;134;p1">
            <draw:custom-shape draw:name="Google Shape;135;p1" draw:style-name="gr3" draw:text-style-name="P4" draw:layer="layout" svg:width="0.524cm" svg:height="0.592cm" svg:x="2.996cm" svg:y="2.8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36;p1" draw:style-name="gr12" draw:text-style-name="P5" draw:layer="layout" svg:width="0.007cm" svg:height="0.616cm" svg:x="3.248cm" svg:y="3.396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7;p1" draw:style-name="gr13" draw:text-style-name="P5" draw:layer="layout" svg:width="0.762cm" svg:height="0.002cm" svg:x="2.878cm" svg:y="3.662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8;p1" draw:style-name="gr14" draw:text-style-name="P5" draw:layer="layout" svg:width="0.416cm" svg:height="0.57cm" svg:x="2.828cm" svg:y="4.011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39;p1" draw:style-name="gr15" draw:text-style-name="P5" draw:layer="layout" svg:width="0.415cm" svg:height="0.57cm" draw:transform="rotate (-3.14159265358979) translate (3.668cm 4.584cm)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140;p1" draw:style-name="gr16" draw:text-style-name="P7" draw:layer="layout" svg:width="4.103cm" svg:height="1.037cm" svg:x="1.297cm" svg:y="4.28cm">
            <text:p text:style-name="P6"><text:span text:style-name="T3">Forneced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onnector draw:style-name="gr17" draw:text-style-name="P12" draw:layer="layout" draw:type="curve" svg:x1="7.676cm" svg:y1="7.975cm" svg:x2="5.4cm" svg:y2="4.058cm" draw:start-shape="id1" draw:start-glue-point="0" draw:end-shape="id2" draw:end-glue-point="1" svg:d="M7676 7975c0-2612-758-3917-2276-3917" svg:viewBox="0 0 2277 3918">
          <text:p/>
        </draw:connector>
        <draw:connector draw:style-name="gr17" draw:text-style-name="P12" draw:layer="layout" draw:type="curve" svg:x1="7.676cm" svg:y1="9.6cm" svg:x2="5cm" svg:y2="12.87cm" draw:start-shape="id1" draw:start-glue-point="2" draw:end-shape="id3" draw:end-glue-point="1" svg:d="M7676 9600c0 2180-892 3270-2676 3270" svg:viewBox="0 0 2677 3271">
          <text:p/>
        </draw:connector>
        <draw:connector draw:style-name="gr17" draw:text-style-name="P12" draw:layer="layout" draw:type="curve" svg:x1="5.762cm" svg:y1="8.787cm" svg:x2="3.2cm" svg:y2="8.87cm" draw:start-shape="id1" draw:start-glue-point="3" draw:end-shape="id4" draw:end-glue-point="1" svg:d="M5762 8787c-1932 0-651 83-2562 83" svg:viewBox="0 0 2563 84">
          <text:p/>
        </draw:connector>
        <draw:custom-shape draw:name="Google Shape;85;p1" draw:style-name="gr18" draw:text-style-name="P10" draw:layer="layout" svg:width="9.288cm" svg:height="2.54cm" svg:x="2.2cm" svg:y="6.8cm">
          <text:list text:style-name="L2">
            <text:list-item>
              <text:p text:style-name="P8"><text:span text:style-name="T4">Realizar pagamento</text:span></text:p>
              <text:p text:style-name="P8"><text:span text:style-name="T4">de impostos.</text:span></text:p>
            </text:list-item>
          </text:list>
          <text:p text:style-name="P9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74;p1" xml:id="id3" draw:id="id3">
          <draw:g draw:name="Google Shape;75;p1">
            <draw:custom-shape draw:name="Google Shape;76;p1" draw:style-name="gr3" draw:text-style-name="P4" draw:layer="layout" svg:width="0.592cm" svg:height="0.598cm" svg:x="3.147cm" svg:y="11.6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77;p1" draw:style-name="gr4" draw:text-style-name="P5" draw:layer="layout" svg:width="0.008cm" svg:height="0.622cm" svg:x="3.431cm" svg:y="12.2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78;p1" draw:style-name="gr5" draw:text-style-name="P5" draw:layer="layout" svg:width="0.859cm" svg:height="0.001cm" svg:x="3.014cm" svg:y="12.47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79;p1" draw:style-name="gr6" draw:text-style-name="P5" draw:layer="layout" svg:width="0.469cm" svg:height="0.575cm" svg:x="2.958cm" svg:y="12.821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80;p1" draw:style-name="gr7" draw:text-style-name="P5" draw:layer="layout" svg:width="0.47cm" svg:height="0.575cm" draw:transform="rotate (-3.14159265358979) translate (3.907cm 13.4cm)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81;p1" draw:style-name="gr19" draw:text-style-name="P7" draw:layer="layout" svg:width="3.124cm" svg:height="1.047cm" svg:x="1.876cm" svg:y="13.093cm">
            <text:p text:style-name="P6"><text:span text:style-name="T3">Clien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1">
          <draw:frame draw:name="Google Shape;61;p1:notes" presentation:style-name="pr1" draw:text-style-name="P13" draw:layer="layout" svg:width="16.801cm" svg:height="11.694cm" svg:x="2.099cm" svg:y="14.292cm" presentation:class="notes" presentation:placeholder="true" presentation:user-transformed="true">
            <draw:text-box/>
          </draw:frame>
          <draw:page-thumbnail draw:name="Google Shape;62;p1:notes" draw:style-name="gr20" draw:layer="layout" svg:width="17.815cm" svg:height="10.022cm" svg:x="1.592cm" svg:y="3.713cm" draw:page-number="1" presentation:class="page"/>
        </presentation:notes>
      </draw:page>
      <draw:page draw:name="page2" draw:style-name="dp1" draw:master-page-name="BLANK">
        <draw:custom-shape draw:name="Google Shape;145;p3" draw:style-name="gr21" draw:text-style-name="P11" draw:layer="layout" svg:width="26.155cm" svg:height="4.184cm" svg:x="0.398cm" svg:y="4.426cm">
          <text:p text:style-name="P9"><text:span text:style-name="T5">Nós Opera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" draw:style-name="gr22" draw:text-style-name="P14" draw:layer="layout" svg:width="5.555cm" svg:height="2.36cm" svg:x="11.205cm" svg:y="0.569cm">
          <text:list text:style-name="L4">
            <text:list-item>
              <text:p text:style-name="P8"><text:span text:style-name="T2">Realizar pedido</text:span></text:p>
            </text:list-item>
          </text:list>
          <draw:enhanced-geometry draw:mirror-horizontal="false" draw:mirror-vertical="false" draw:text-areas="?f27 ?f29 ?f28 ?f30" svg:viewBox="0 0 0 0" draw:type="ooxml-wave" draw:modifiers="6999 0" draw:enhanced-path="M ?f13 ?f2 C ?f17 ?f4 ?f18 ?f5 ?f15 ?f2 L ?f20 ?f6 C ?f22 ?f8 ?f21 ?f7 ?f19 ?f6 Z N">
            <draw:equation draw:name="f0" draw:formula="if(0-$0 ,0,if(20000-$0 ,$0 ,20000))"/>
            <draw:equation draw:name="f1" draw:formula="if(-10000-$1 ,-10000,if(10000-$1 ,$1 ,10000))"/>
            <draw:equation draw:name="f2" draw:formula="logheight*?f0 /100000"/>
            <draw:equation draw:name="f3" draw:formula="?f2 *10/3"/>
            <draw:equation draw:name="f4" draw:formula="?f2 +0-?f3 "/>
            <draw:equation draw:name="f5" draw:formula="?f2 +?f3 -0"/>
            <draw:equation draw:name="f6" draw:formula="logheight+0-?f2 "/>
            <draw:equation draw:name="f7" draw:formula="?f6 +0-?f3 "/>
            <draw:equation draw:name="f8" draw:formula="?f6 +?f3 -0"/>
            <draw:equation draw:name="f9" draw:formula="logwidth*?f1 /100000"/>
            <draw:equation draw:name="f10" draw:formula="logwidth*?f1 /50000"/>
            <draw:equation draw:name="f11" draw:formula="abs(?f9 )"/>
            <draw:equation draw:name="f12" draw:formula="if(?f10 ,0,?f10 )"/>
            <draw:equation draw:name="f13" draw:formula="0+0-?f12 "/>
            <draw:equation draw:name="f14" draw:formula="if(?f10 ,?f10 ,0)"/>
            <draw:equation draw:name="f15" draw:formula="logwidth+0-?f14 "/>
            <draw:equation draw:name="f16" draw:formula="(?f12 +?f15 )/3"/>
            <draw:equation draw:name="f17" draw:formula="?f13 +?f16 -0"/>
            <draw:equation draw:name="f18" draw:formula="(?f17 +?f15 )/2"/>
            <draw:equation draw:name="f19" draw:formula="0+?f14 -0"/>
            <draw:equation draw:name="f20" draw:formula="logwidth+?f12 -0"/>
            <draw:equation draw:name="f21" draw:formula="?f19 +?f16 -0"/>
            <draw:equation draw:name="f22" draw:formula="(?f21 +?f20 )/2"/>
            <draw:equation draw:name="f23" draw:formula="logwidth+0-?f11 "/>
            <draw:equation draw:name="f24" draw:formula="logwidth/2"/>
            <draw:equation draw:name="f25" draw:formula="?f24 +?f9 -0"/>
            <draw:equation draw:name="f26" draw:formula="?f24 +0-?f9 "/>
            <draw:equation draw:name="f27" draw:formula="max(?f13 ,?f19 )"/>
            <draw:equation draw:name="f28" draw:formula="min(?f15 ,?f20 )"/>
            <draw:equation draw:name="f29" draw:formula="logheight*?f0 /50000"/>
            <draw:equation draw:name="f30" draw:formula="logheight+0-?f29 "/>
            <draw:equation draw:name="f31" draw:formula="logheight"/>
            <draw:equation draw:name="f32" draw:formula="logheight/2"/>
            <draw:handle draw:handle-position="0 ?f2" draw:handle-range-y-maximum="20000" draw:handle-range-y-minimum="0"/>
            <draw:handle draw:handle-position="?f25 ?f31" draw:handle-range-x-maximum="10000" draw:handle-range-x-minimum="-10000"/>
          </draw:enhanced-geometry>
        </draw:custom-shape>
        <draw:g draw:name="Google Shape;147;p3">
          <draw:g draw:name="Google Shape;148;p3">
            <draw:custom-shape draw:name="Google Shape;149;p3" draw:style-name="gr3" draw:text-style-name="P4" draw:layer="layout" svg:width="0.592cm" svg:height="0.598cm" svg:x="5.819cm" svg:y="5.782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0;p3" draw:style-name="gr4" draw:text-style-name="P5" draw:layer="layout" svg:width="0.008cm" svg:height="0.622cm" svg:x="6.103cm" svg:y="6.383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1;p3" draw:style-name="gr5" draw:text-style-name="P5" draw:layer="layout" svg:width="0.859cm" svg:height="0.001cm" svg:x="5.686cm" svg:y="6.653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2;p3" draw:style-name="gr6" draw:text-style-name="P5" draw:layer="layout" svg:width="0.469cm" svg:height="0.575cm" svg:x="5.63cm" svg:y="7.004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3;p3" draw:style-name="gr7" draw:text-style-name="P5" draw:layer="layout" svg:width="0.47cm" svg:height="0.575cm" draw:transform="rotate (-3.14159265358979) translate (6.579cm 7.582cm)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154;p3" draw:style-name="gr23" draw:text-style-name="P7" draw:layer="layout" svg:width="3.124cm" svg:height="1.047cm" svg:x="4.548cm" svg:y="7.276cm">
            <text:p text:style-name="P6"><text:span text:style-name="T3">Clien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6;p3" draw:style-name="gr24" draw:text-style-name="P11" draw:layer="layout" svg:width="26.155cm" svg:height="4.184cm" svg:x="0.398cm" svg:y="8.613cm">
          <text:p text:style-name="P9"><text:span text:style-name="T5">Capacidades Opera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" draw:style-name="gr25" draw:text-style-name="P10" xml:id="id6" draw:id="id6" draw:layer="layout" svg:width="3.6cm" svg:height="0.685cm" svg:x="6cm" svg:y="10.915cm">
          <text:list text:style-name="L5">
            <text:list-item>
              <text:p text:style-name="P8"><text:span text:style-name="T2">Entregar cardápio.</text:span></text:p>
            </text:list-item>
          </text:list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160;p3" draw:style-name="gr26" draw:text-style-name="P3" xml:id="id5" draw:id="id5" draw:layer="layout" svg:width="3.067cm" svg:height="1.625cm" svg:x="10.914cm" svg:y="5.63cm">
          <text:p text:style-name="P1"><text:span text:style-name="T2">Atendiment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0;p3" draw:style-name="gr27" draw:text-style-name="P3" xml:id="id8" draw:id="id8" draw:layer="layout" svg:width="3.067cm" svg:height="1.625cm" svg:x="14.718cm" svg:y="5.633cm">
          <text:p text:style-name="P1"><text:span text:style-name="T2">Cozinh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0;p3" draw:style-name="gr28" draw:text-style-name="P3" xml:id="id10" draw:id="id10" draw:layer="layout" svg:width="3.067cm" svg:height="1.625cm" svg:x="18.533cm" svg:y="5.6cm">
          <text:p text:style-name="P1"><text:span text:style-name="T2">Caix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12" draw:layer="layout" svg:x1="15.2cm" svg:y1="2.929cm" svg:x2="15.8cm" svg:y2="5.6cm">
          <text:p/>
        </draw:line>
        <draw:line draw:style-name="gr17" draw:text-style-name="P12" draw:layer="layout" svg:x1="12.2cm" svg:y1="2.6cm" svg:x2="6.4cm" svg:y2="5.8cm">
          <text:p/>
        </draw:line>
        <draw:line draw:style-name="gr17" draw:text-style-name="P12" draw:layer="layout" svg:x1="13.8cm" svg:y1="2.8cm" svg:x2="12.8cm" svg:y2="5.63cm">
          <text:p/>
        </draw:line>
        <draw:line draw:style-name="gr17" draw:text-style-name="P12" draw:layer="layout" svg:x1="16.2cm" svg:y1="2.929cm" svg:x2="19.8cm" svg:y2="5.6cm">
          <text:p/>
        </draw:line>
        <draw:connector draw:style-name="gr17" draw:text-style-name="P12" draw:layer="layout" draw:type="curve" svg:x1="12.447cm" svg:y1="7.255cm" svg:x2="9.6cm" svg:y2="11.257cm" draw:start-shape="id5" draw:start-glue-point="2" draw:end-shape="id6" draw:end-glue-point="1" svg:d="M12447 7255c0 2668-949 4002-2847 4002" svg:viewBox="0 0 2848 4003">
          <text:p/>
        </draw:connector>
        <draw:custom-shape draw:name="Google Shape;159;p3" draw:style-name="gr29" draw:text-style-name="P10" xml:id="id7" draw:id="id7" draw:layer="layout" svg:width="3.079cm" svg:height="0.685cm" svg:x="12.121cm" svg:y="10.915cm">
          <text:list text:style-name="L5">
            <text:list-item>
              <text:p text:style-name="P8"><text:span text:style-name="T2">Anotar pedido.</text:span></text:p>
            </text:list-item>
          </text:list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159;p3" draw:style-name="gr30" draw:text-style-name="P10" xml:id="id9" draw:id="id9" draw:layer="layout" svg:width="3.4cm" svg:height="0.685cm" svg:x="16.251cm" svg:y="10.915cm">
          <text:list text:style-name="L5">
            <text:list-item>
              <text:p text:style-name="P8"><text:span text:style-name="T2">Entregar pedido.</text:span></text:p>
            </text:list-item>
          </text:list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onnector draw:style-name="gr17" draw:text-style-name="P12" draw:layer="layout" draw:type="curve" svg:x1="12.447cm" svg:y1="7.255cm" svg:x2="13.66cm" svg:y2="10.915cm" draw:start-shape="id5" draw:start-glue-point="2" draw:end-shape="id7" draw:end-glue-point="0" svg:d="M12447 7255c0 2745 1213 915 1213 3660" svg:viewBox="0 0 1214 3661">
          <text:p/>
        </draw:connector>
        <draw:connector draw:style-name="gr17" draw:text-style-name="P12" draw:layer="layout" draw:type="curve" svg:x1="13.66cm" svg:y1="10.915cm" svg:x2="16.251cm" svg:y2="7.258cm" draw:start-shape="id7" draw:start-glue-point="0" draw:end-shape="id8" draw:end-glue-point="2" svg:d="M13660 10915c0-2742 2591-914 2591-3657" svg:viewBox="0 0 2592 3658">
          <text:p/>
        </draw:connector>
        <draw:custom-shape draw:name="Google Shape;159;p3" draw:style-name="gr31" draw:text-style-name="P10" xml:id="id11" draw:id="id11" draw:layer="layout" svg:width="3.8cm" svg:height="0.685cm" svg:x="20.2cm" svg:y="10.915cm">
          <text:list text:style-name="L5">
            <text:list-item>
              <text:p text:style-name="P8"><text:span text:style-name="T2">Receber pagamento.</text:span></text:p>
            </text:list-item>
          </text:list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onnector draw:style-name="gr17" draw:text-style-name="P12" draw:layer="layout" draw:type="curve" svg:x1="12.447cm" svg:y1="7.255cm" svg:x2="17.951cm" svg:y2="10.915cm" draw:start-shape="id5" draw:start-glue-point="2" draw:end-shape="id9" draw:end-glue-point="0" svg:d="M12447 7255c0 2745 5504 915 5504 3660" svg:viewBox="0 0 5505 3661">
          <text:p/>
        </draw:connector>
        <draw:connector draw:style-name="gr17" draw:text-style-name="P12" draw:layer="layout" draw:type="curve" svg:x1="20.066cm" svg:y1="7.225cm" svg:x2="22.1cm" svg:y2="10.915cm" draw:start-shape="id10" draw:start-glue-point="2" draw:end-shape="id11" draw:end-glue-point="0" svg:d="M20066 7225c0 2767 2034 923 2034 3690" svg:viewBox="0 0 2035 3691">
          <text:p/>
        </draw:connector>
        <presentation:notes draw:style-name="dp1">
          <draw:frame draw:name="Google Shape;142;p3:notes" presentation:style-name="pr2" draw:text-style-name="P13" draw:layer="layout" svg:width="16.801cm" svg:height="11.694cm" svg:x="2.099cm" svg:y="14.292cm" presentation:class="notes" presentation:placeholder="true" presentation:user-transformed="true">
            <draw:text-box/>
          </draw:frame>
          <draw:page-thumbnail draw:name="Google Shape;143;p3:notes" draw:style-name="gr20" draw:layer="layout" svg:width="17.815cm" svg:height="10.022cm" svg:x="1.592cm" svg:y="3.713cm" draw:page-number="2" presentation:class="page"/>
        </presentation:notes>
      </draw:page>
      <draw:page draw:name="page3" draw:style-name="dp1" draw:master-page-name="BLANK">
        <draw:custom-shape draw:name="Google Shape;145;p3" draw:style-name="gr32" draw:text-style-name="P11" draw:layer="layout" svg:width="26.155cm" svg:height="4.184cm" svg:x="0.398cm" svg:y="4.426cm">
          <text:p text:style-name="P9"><text:span text:style-name="T5">Nós Opera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" draw:style-name="gr33" draw:text-style-name="P14" draw:layer="layout" svg:width="5.555cm" svg:height="2.36cm" svg:x="11.205cm" svg:y="0.569cm">
          <text:list text:style-name="L4">
            <text:list-item>
              <text:p text:style-name="P8"><text:span text:style-name="T2">Comprar produtos</text:span></text:p>
            </text:list-item>
          </text:list>
          <draw:enhanced-geometry draw:mirror-horizontal="false" draw:mirror-vertical="false" draw:text-areas="?f27 ?f29 ?f28 ?f30" svg:viewBox="0 0 0 0" draw:type="ooxml-wave" draw:modifiers="6999 0" draw:enhanced-path="M ?f13 ?f2 C ?f17 ?f4 ?f18 ?f5 ?f15 ?f2 L ?f20 ?f6 C ?f22 ?f8 ?f21 ?f7 ?f19 ?f6 Z N">
            <draw:equation draw:name="f0" draw:formula="if(0-$0 ,0,if(20000-$0 ,$0 ,20000))"/>
            <draw:equation draw:name="f1" draw:formula="if(-10000-$1 ,-10000,if(10000-$1 ,$1 ,10000))"/>
            <draw:equation draw:name="f2" draw:formula="logheight*?f0 /100000"/>
            <draw:equation draw:name="f3" draw:formula="?f2 *10/3"/>
            <draw:equation draw:name="f4" draw:formula="?f2 +0-?f3 "/>
            <draw:equation draw:name="f5" draw:formula="?f2 +?f3 -0"/>
            <draw:equation draw:name="f6" draw:formula="logheight+0-?f2 "/>
            <draw:equation draw:name="f7" draw:formula="?f6 +0-?f3 "/>
            <draw:equation draw:name="f8" draw:formula="?f6 +?f3 -0"/>
            <draw:equation draw:name="f9" draw:formula="logwidth*?f1 /100000"/>
            <draw:equation draw:name="f10" draw:formula="logwidth*?f1 /50000"/>
            <draw:equation draw:name="f11" draw:formula="abs(?f9 )"/>
            <draw:equation draw:name="f12" draw:formula="if(?f10 ,0,?f10 )"/>
            <draw:equation draw:name="f13" draw:formula="0+0-?f12 "/>
            <draw:equation draw:name="f14" draw:formula="if(?f10 ,?f10 ,0)"/>
            <draw:equation draw:name="f15" draw:formula="logwidth+0-?f14 "/>
            <draw:equation draw:name="f16" draw:formula="(?f12 +?f15 )/3"/>
            <draw:equation draw:name="f17" draw:formula="?f13 +?f16 -0"/>
            <draw:equation draw:name="f18" draw:formula="(?f17 +?f15 )/2"/>
            <draw:equation draw:name="f19" draw:formula="0+?f14 -0"/>
            <draw:equation draw:name="f20" draw:formula="logwidth+?f12 -0"/>
            <draw:equation draw:name="f21" draw:formula="?f19 +?f16 -0"/>
            <draw:equation draw:name="f22" draw:formula="(?f21 +?f20 )/2"/>
            <draw:equation draw:name="f23" draw:formula="logwidth+0-?f11 "/>
            <draw:equation draw:name="f24" draw:formula="logwidth/2"/>
            <draw:equation draw:name="f25" draw:formula="?f24 +?f9 -0"/>
            <draw:equation draw:name="f26" draw:formula="?f24 +0-?f9 "/>
            <draw:equation draw:name="f27" draw:formula="max(?f13 ,?f19 )"/>
            <draw:equation draw:name="f28" draw:formula="min(?f15 ,?f20 )"/>
            <draw:equation draw:name="f29" draw:formula="logheight*?f0 /50000"/>
            <draw:equation draw:name="f30" draw:formula="logheight+0-?f29 "/>
            <draw:equation draw:name="f31" draw:formula="logheight"/>
            <draw:equation draw:name="f32" draw:formula="logheight/2"/>
            <draw:handle draw:handle-position="0 ?f2" draw:handle-range-y-maximum="20000" draw:handle-range-y-minimum="0"/>
            <draw:handle draw:handle-position="?f25 ?f31" draw:handle-range-x-maximum="10000" draw:handle-range-x-minimum="-10000"/>
          </draw:enhanced-geometry>
        </draw:custom-shape>
        <draw:g draw:name="Google Shape;147;p3">
          <draw:g draw:name="Google Shape;148;p3">
            <draw:custom-shape draw:name="Google Shape;149;p3" draw:style-name="gr3" draw:text-style-name="P4" draw:layer="layout" svg:width="0.592cm" svg:height="0.598cm" svg:x="5.819cm" svg:y="5.782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0;p3" draw:style-name="gr4" draw:text-style-name="P5" draw:layer="layout" svg:width="0.008cm" svg:height="0.622cm" svg:x="6.103cm" svg:y="6.383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1;p3" draw:style-name="gr5" draw:text-style-name="P5" draw:layer="layout" svg:width="0.859cm" svg:height="0.001cm" svg:x="5.686cm" svg:y="6.653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2;p3" draw:style-name="gr6" draw:text-style-name="P5" draw:layer="layout" svg:width="0.469cm" svg:height="0.575cm" svg:x="5.63cm" svg:y="7.004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3;p3" draw:style-name="gr7" draw:text-style-name="P5" draw:layer="layout" svg:width="0.47cm" svg:height="0.575cm" draw:transform="rotate (-3.14159265358979) translate (6.579cm 7.582cm)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154;p3" draw:style-name="gr34" draw:text-style-name="P7" draw:layer="layout" svg:width="3.124cm" svg:height="1.047cm" svg:x="4.548cm" svg:y="7.276cm">
            <text:p text:style-name="P6"><text:span text:style-name="T3">Fornecedor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6;p3" draw:style-name="gr35" draw:text-style-name="P11" draw:layer="layout" svg:width="26.155cm" svg:height="4.184cm" svg:x="0.398cm" svg:y="8.613cm">
          <text:p text:style-name="P9"><text:span text:style-name="T5">Capacidades Opera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" draw:style-name="gr36" draw:text-style-name="P10" xml:id="id13" draw:id="id13" draw:layer="layout" svg:width="3.776cm" svg:height="0.761cm" svg:x="8.224cm" svg:y="10.4cm">
          <text:list text:style-name="L5">
            <text:list-item>
              <text:p text:style-name="P8"><text:span text:style-name="T2">Realizar orçamento.</text:span></text:p>
            </text:list-item>
          </text:list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160;p3" draw:style-name="gr37" draw:text-style-name="P3" xml:id="id15" draw:id="id15" draw:layer="layout" svg:width="3.067cm" svg:height="1.625cm" svg:x="15.333cm" svg:y="5.6cm">
          <text:p text:style-name="P1"><text:span text:style-name="T2">Compra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0;p3" draw:style-name="gr38" draw:text-style-name="P3" xml:id="id12" draw:id="id12" draw:layer="layout" svg:width="3.067cm" svg:height="1.625cm" svg:x="10.6cm" svg:y="5.6cm">
          <text:p text:style-name="P1"><text:span text:style-name="T2">Financeir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17" draw:text-style-name="P12" draw:layer="layout" svg:x1="6.2cm" svg:y1="5.782cm" svg:x2="11.205cm" svg:y2="2cm">
          <text:p/>
        </draw:line>
        <draw:line draw:style-name="gr17" draw:text-style-name="P12" draw:layer="layout" svg:x1="12.4cm" svg:y1="5.63cm" svg:x2="12.8cm" svg:y2="2.6cm">
          <text:p/>
        </draw:line>
        <draw:custom-shape draw:name="Google Shape;159;p3" draw:style-name="gr39" draw:text-style-name="P10" xml:id="id16" draw:id="id16" draw:layer="layout" svg:width="4.776cm" svg:height="0.8cm" svg:x="18.224cm" svg:y="10.4cm">
          <text:list text:style-name="L5">
            <text:list-item>
              <text:p text:style-name="P8"><text:span text:style-name="T2">Realizar devolução</text:span></text:p>
            </text:list-item>
          </text:list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159;p3" draw:style-name="gr40" draw:text-style-name="P10" xml:id="id14" draw:id="id14" draw:layer="layout" svg:width="4.6cm" svg:height="0.761cm" svg:x="12.6cm" svg:y="10.439cm">
          <text:list text:style-name="L5">
            <text:list-item>
              <text:p text:style-name="P8"><text:span text:style-name="T2">Comprar produtos</text:span></text:p>
            </text:list-item>
          </text:list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line draw:style-name="gr17" draw:text-style-name="P12" draw:layer="layout" svg:x1="17cm" svg:y1="5.6cm" svg:x2="16.4cm" svg:y2="2.929cm">
          <text:p/>
        </draw:line>
        <draw:connector draw:style-name="gr17" draw:text-style-name="P12" draw:layer="layout" draw:type="curve" svg:x1="12.133cm" svg:y1="7.225cm" svg:x2="10.112cm" svg:y2="10.4cm" draw:start-shape="id12" draw:start-glue-point="2" draw:end-shape="id13" draw:end-glue-point="0" svg:d="M12133 7225c0 2382-2021 795-2021 3175" svg:viewBox="0 0 2022 3176">
          <text:p/>
        </draw:connector>
        <draw:connector draw:style-name="gr17" draw:text-style-name="P12" draw:layer="layout" draw:type="curve" svg:x1="12.133cm" svg:y1="7.225cm" svg:x2="14.9cm" svg:y2="10.439cm" draw:start-shape="id12" draw:start-glue-point="2" draw:end-shape="id14" draw:end-glue-point="0" svg:d="M12133 7225c0 2410 2767 804 2767 3214" svg:viewBox="0 0 2768 3215">
          <text:p/>
        </draw:connector>
        <draw:connector draw:style-name="gr17" draw:text-style-name="P12" draw:layer="layout" draw:type="curve" svg:x1="16.866cm" svg:y1="7.225cm" svg:x2="14.9cm" svg:y2="10.439cm" draw:start-shape="id15" draw:start-glue-point="2" draw:end-shape="id14" draw:end-glue-point="0" svg:d="M16866 7225c0 2410-1966 804-1966 3214" svg:viewBox="0 0 1967 3215">
          <text:p/>
        </draw:connector>
        <draw:connector draw:style-name="gr17" draw:text-style-name="P12" draw:layer="layout" draw:type="curve" svg:x1="16.866cm" svg:y1="7.225cm" svg:x2="20.612cm" svg:y2="10.4cm" draw:start-shape="id15" draw:start-glue-point="2" draw:end-shape="id16" draw:end-glue-point="0" svg:d="M16866 7225c0 2382 3746 795 3746 3175" svg:viewBox="0 0 3747 3176">
          <text:p/>
        </draw:connector>
        <presentation:notes draw:style-name="dp1">
          <draw:frame draw:name="Google Shape;142;p3:notes" presentation:style-name="pr3" draw:text-style-name="P13" draw:layer="layout" svg:width="16.801cm" svg:height="11.694cm" svg:x="2.099cm" svg:y="14.292cm" presentation:class="notes" presentation:placeholder="true" presentation:user-transformed="true">
            <draw:text-box/>
          </draw:frame>
          <draw:page-thumbnail draw:name="Google Shape;143;p3:notes" draw:style-name="gr20" draw:layer="layout" svg:width="17.815cm" svg:height="10.022cm" svg:x="1.592cm" svg:y="3.713cm" draw:page-number="3" presentation:class="page"/>
        </presentation:notes>
      </draw:page>
      <draw:page draw:name="page4" draw:style-name="dp1" draw:master-page-name="BLANK">
        <draw:custom-shape draw:name="Google Shape;145;p3" draw:style-name="gr41" draw:text-style-name="P11" draw:layer="layout" svg:width="26.155cm" svg:height="4.184cm" svg:x="0.398cm" svg:y="4.426cm">
          <text:p text:style-name="P9"><text:span text:style-name="T5">Nós Opera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3" draw:style-name="gr42" draw:text-style-name="P14" xml:id="id18" draw:id="id18" draw:layer="layout" svg:width="5.555cm" svg:height="2.36cm" svg:x="11.205cm" svg:y="0.569cm">
          <text:list text:style-name="L4">
            <text:list-item>
              <text:p text:style-name="P8"><text:span text:style-name="T2">Pagar impostos</text:span></text:p>
            </text:list-item>
          </text:list>
          <draw:enhanced-geometry draw:mirror-horizontal="false" draw:mirror-vertical="false" draw:text-areas="?f27 ?f29 ?f28 ?f30" svg:viewBox="0 0 0 0" draw:type="ooxml-wave" draw:modifiers="6999 0" draw:enhanced-path="M ?f13 ?f2 C ?f17 ?f4 ?f18 ?f5 ?f15 ?f2 L ?f20 ?f6 C ?f22 ?f8 ?f21 ?f7 ?f19 ?f6 Z N">
            <draw:equation draw:name="f0" draw:formula="if(0-$0 ,0,if(20000-$0 ,$0 ,20000))"/>
            <draw:equation draw:name="f1" draw:formula="if(-10000-$1 ,-10000,if(10000-$1 ,$1 ,10000))"/>
            <draw:equation draw:name="f2" draw:formula="logheight*?f0 /100000"/>
            <draw:equation draw:name="f3" draw:formula="?f2 *10/3"/>
            <draw:equation draw:name="f4" draw:formula="?f2 +0-?f3 "/>
            <draw:equation draw:name="f5" draw:formula="?f2 +?f3 -0"/>
            <draw:equation draw:name="f6" draw:formula="logheight+0-?f2 "/>
            <draw:equation draw:name="f7" draw:formula="?f6 +0-?f3 "/>
            <draw:equation draw:name="f8" draw:formula="?f6 +?f3 -0"/>
            <draw:equation draw:name="f9" draw:formula="logwidth*?f1 /100000"/>
            <draw:equation draw:name="f10" draw:formula="logwidth*?f1 /50000"/>
            <draw:equation draw:name="f11" draw:formula="abs(?f9 )"/>
            <draw:equation draw:name="f12" draw:formula="if(?f10 ,0,?f10 )"/>
            <draw:equation draw:name="f13" draw:formula="0+0-?f12 "/>
            <draw:equation draw:name="f14" draw:formula="if(?f10 ,?f10 ,0)"/>
            <draw:equation draw:name="f15" draw:formula="logwidth+0-?f14 "/>
            <draw:equation draw:name="f16" draw:formula="(?f12 +?f15 )/3"/>
            <draw:equation draw:name="f17" draw:formula="?f13 +?f16 -0"/>
            <draw:equation draw:name="f18" draw:formula="(?f17 +?f15 )/2"/>
            <draw:equation draw:name="f19" draw:formula="0+?f14 -0"/>
            <draw:equation draw:name="f20" draw:formula="logwidth+?f12 -0"/>
            <draw:equation draw:name="f21" draw:formula="?f19 +?f16 -0"/>
            <draw:equation draw:name="f22" draw:formula="(?f21 +?f20 )/2"/>
            <draw:equation draw:name="f23" draw:formula="logwidth+0-?f11 "/>
            <draw:equation draw:name="f24" draw:formula="logwidth/2"/>
            <draw:equation draw:name="f25" draw:formula="?f24 +?f9 -0"/>
            <draw:equation draw:name="f26" draw:formula="?f24 +0-?f9 "/>
            <draw:equation draw:name="f27" draw:formula="max(?f13 ,?f19 )"/>
            <draw:equation draw:name="f28" draw:formula="min(?f15 ,?f20 )"/>
            <draw:equation draw:name="f29" draw:formula="logheight*?f0 /50000"/>
            <draw:equation draw:name="f30" draw:formula="logheight+0-?f29 "/>
            <draw:equation draw:name="f31" draw:formula="logheight"/>
            <draw:equation draw:name="f32" draw:formula="logheight/2"/>
            <draw:handle draw:handle-position="0 ?f2" draw:handle-range-y-maximum="20000" draw:handle-range-y-minimum="0"/>
            <draw:handle draw:handle-position="?f25 ?f31" draw:handle-range-x-maximum="10000" draw:handle-range-x-minimum="-10000"/>
          </draw:enhanced-geometry>
        </draw:custom-shape>
        <draw:g draw:name="Google Shape;147;p3" xml:id="id17" draw:id="id17">
          <draw:g draw:name="Google Shape;148;p3">
            <draw:custom-shape draw:name="Google Shape;149;p3" draw:style-name="gr3" draw:text-style-name="P4" draw:layer="layout" svg:width="0.592cm" svg:height="0.598cm" svg:x="5.819cm" svg:y="5.782cm">
              <text:p/>
              <draw:enhanced-geometry draw:mirror-horizontal="false" draw:mirror-vertical="false" draw:text-areas="?f5 ?f8 ?f6 ?f9" svg:viewBox="0 0 0 0" draw:type="ooxml-flowChartConnector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Google Shape;150;p3" draw:style-name="gr4" draw:text-style-name="P5" draw:layer="layout" svg:width="0.008cm" svg:height="0.622cm" svg:x="6.103cm" svg:y="6.383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1;p3" draw:style-name="gr5" draw:text-style-name="P5" draw:layer="layout" svg:width="0.859cm" svg:height="0.001cm" svg:x="5.686cm" svg:y="6.653cm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2;p3" draw:style-name="gr6" draw:text-style-name="P5" draw:layer="layout" svg:width="0.469cm" svg:height="0.575cm" svg:x="5.63cm" svg:y="7.004cm">
              <text:p/>
              <draw:enhanced-geometry draw:mirror-horizontal="tru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  <draw:custom-shape draw:name="Google Shape;153;p3" draw:style-name="gr7" draw:text-style-name="P5" draw:layer="layout" svg:width="0.47cm" svg:height="0.575cm" draw:transform="rotate (-3.14159265358979) translate (6.579cm 7.582cm)">
              <text:p/>
              <draw:enhanced-geometry draw:mirror-horizontal="false" draw:mirror-vertical="false" drawooo:sub-view-size="21600 21600" draw:text-areas="0 0 ?f0 ?f1" svg:viewBox="0 0 0 0" draw:type="ooxml-non-primitive" draw:enhanced-path="M 0 0 L 21600 21600 N">
                <draw:equation draw:name="f0" draw:formula="logwidth"/>
                <draw:equation draw:name="f1" draw:formula="logheight"/>
              </draw:enhanced-geometry>
            </draw:custom-shape>
          </draw:g>
          <draw:custom-shape draw:name="Google Shape;154;p3" draw:style-name="gr43" draw:text-style-name="P7" draw:layer="layout" svg:width="3.124cm" svg:height="1.047cm" svg:x="4.548cm" svg:y="7.276cm">
            <text:p text:style-name="P6"><text:span text:style-name="T3">Gover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56;p3" draw:style-name="gr44" draw:text-style-name="P11" draw:layer="layout" svg:width="26.155cm" svg:height="4.184cm" svg:x="0.398cm" svg:y="8.613cm">
          <text:p text:style-name="P9"><text:span text:style-name="T5">Capacidades Operaciona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" draw:style-name="gr45" draw:text-style-name="P10" xml:id="id20" draw:id="id20" draw:layer="layout" svg:width="7.176cm" svg:height="2.361cm" svg:x="14.721cm" svg:y="9.524cm">
          <text:list text:style-name="L5">
            <text:list-item>
              <text:p text:style-name="P8"><text:span text:style-name="T2">Realizar o pagamento dos impostos.</text:span></text:p>
            </text:list-item>
          </text:list>
          <draw:enhanced-geometry draw:mirror-horizontal="false" draw:mirror-vertical="false" draw:text-areas="?f5 ?f5 ?f6 ?f7" svg:viewBox="0 0 0 0" draw:type="ooxml-bracketPair" draw:modifiers="16667" draw:enhanced-path="M 0 ?f2 L ?f3 0 L ?f11 ?f4 L ?f2 ?f10 Z S N M ?f2 ?f10 L 0 ?f2 M ?f3 0 L ?f11 ?f4 F N" drawooo:enhanced-path="M 0 ?f2 G ?f2 ?f2 ?f12 ?f13 L ?f3 0 G ?f2 ?f2 ?f14 ?f15 L ?f11 ?f4 G ?f2 ?f2 ?f16 ?f17 L ?f2 ?f10 G ?f2 ?f2 ?f18 ?f19 Z S N M ?f2 ?f10 G ?f2 ?f2 ?f20 ?f21 L 0 ?f2 G ?f2 ?f2 ?f22 ?f23 M ?f3 0 G ?f2 ?f2 ?f24 ?f25 L ?f11 ?f4 G ?f2 ?f2 ?f26 ?f27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equation draw:name="f20" draw:formula="(5400000)/60000.0"/>
            <draw:equation draw:name="f21" draw:formula="(5400000)/60000.0"/>
            <draw:equation draw:name="f22" draw:formula="(10800000)/60000.0"/>
            <draw:equation draw:name="f23" draw:formula="(5400000)/60000.0"/>
            <draw:equation draw:name="f24" draw:formula="(16200000)/60000.0"/>
            <draw:equation draw:name="f25" draw:formula="(5400000)/60000.0"/>
            <draw:equation draw:name="f26" draw:formula="(0)/60000.0"/>
            <draw:equation draw:name="f27" draw:formula="(5400000)/60000.0"/>
            <draw:handle draw:handle-position="0 ?f2" draw:handle-range-y-maximum="50000" draw:handle-range-y-minimum="0"/>
          </draw:enhanced-geometry>
        </draw:custom-shape>
        <draw:custom-shape draw:name="Google Shape;160;p3" draw:style-name="gr46" draw:text-style-name="P3" xml:id="id19" draw:id="id19" draw:layer="layout" svg:width="3.067cm" svg:height="1.625cm" svg:x="10.914cm" svg:y="5.63cm">
          <text:p text:style-name="P1"><text:span text:style-name="T2">Financeir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onnector draw:style-name="gr17" draw:text-style-name="P12" draw:layer="layout" draw:type="curve" svg:x1="6.11cm" svg:y1="5.782cm" svg:x2="11.205cm" svg:y2="1.749cm" draw:start-shape="id17" draw:start-glue-point="0" draw:end-shape="id18" draw:end-glue-point="3" svg:d="M6110 5782c0-2689 1698-4033 5095-4033" svg:viewBox="0 0 5096 4034">
          <text:p/>
        </draw:connector>
        <draw:connector draw:style-name="gr17" draw:text-style-name="P12" draw:layer="layout" draw:type="line" svg:x1="12.447cm" svg:y1="5.63cm" svg:x2="13.982cm" svg:y2="2.929cm" draw:start-shape="id19" draw:start-glue-point="0" draw:end-shape="id18" draw:end-glue-point="2" svg:d="M12447 5630l1535-2701" svg:viewBox="0 0 1536 2702">
          <text:p/>
        </draw:connector>
        <draw:connector draw:style-name="gr17" draw:text-style-name="P12" draw:layer="layout" draw:type="curve" svg:x1="14.721cm" svg:y1="10.704cm" svg:x2="12.447cm" svg:y2="7.255cm" draw:start-shape="id20" draw:start-glue-point="3" draw:end-shape="id19" draw:end-glue-point="2" svg:d="M14721 10704c-1516 0-2274-1149-2274-3449" svg:viewBox="0 0 2275 3450">
          <text:p/>
        </draw:connector>
        <presentation:notes draw:style-name="dp1">
          <draw:frame draw:name="Google Shape;142;p3:notes" presentation:style-name="pr4" draw:text-style-name="P13" draw:layer="layout" svg:width="16.801cm" svg:height="11.694cm" svg:x="2.099cm" svg:y="14.292cm" presentation:class="notes" presentation:placeholder="true" presentation:user-transformed="true">
            <draw:text-box/>
          </draw:frame>
          <draw:page-thumbnail draw:name="Google Shape;143;p3:notes" draw:style-name="gr20" draw:layer="layout" svg:width="17.815cm" svg:height="10.022cm" svg:x="1.592cm" svg:y="3.713cm" draw:page-number="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radial" draw:cx="50%" draw:cy="50%" draw:start-color="#70a4d5" draw:end-color="#d4e5f5" draw:start-intensity="100%" draw:end-intensity="100%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BLANK" style:page-layout-name="PM1" draw:style-name="Mdp2">
      <draw:frame presentation:style-name="BLANK-title" draw:layer="backgroundobjects" svg:width="25.199cm" svg:height="2.629cm" svg:x="1.4cm" svg:y="0.628cm" presentation:class="title" presentation:placeholder="true">
        <draw:text-box/>
      </draw:frame>
      <draw:frame presentation:style-name="BLANK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9cm" svg:height="11.136cm" svg:x="0.6cm" svg:y="2.257cm" presentation:class="page"/>
        <draw:frame presentation:style-name="BLANK-notes" draw:layer="backgroundobjects" svg:width="16.8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5T19:09:06.560000000</meta:creation-date>
    <dc:date>2020-04-05T21:05:17.653000000</dc:date>
    <meta:editing-duration>PT29M12S</meta:editing-duration>
    <meta:editing-cycles>1</meta:editing-cycles>
    <meta:document-statistic meta:object-count="136"/>
    <meta:generator>LibreOffice/6.3.4.2$Windows_X86_64 LibreOffice_project/60da17e045e08f1793c57c00ba83cdfce946d0aa</meta:generator>
  </office:meta>
</office:document-meta>
</file>